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cm" svg:y="3.4cm" presentation:class="title" presentation:user-transformed="true">
          <draw:text-box>
            <text:p>Project 6: IMDB Top 250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hong W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ra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d IMDBpie to retreive top 250</text:p>
              </text:list-item>
              <text:list-item>
                <text:p>Then scraped 10 reviews for every title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d snowball stemmer on the words</text:p>
              </text:list-item>
              <text:list-item>
                <text:p>Tfid counter vectorizer</text:p>
              </text:list-item>
              <text:list-item>
                <text:p>Used SQLAlchemy to put into Postg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dient Boosted tree</text:p>
              </text:list-item>
              <text:list-item>
                <text:p>Adaboosted tree</text:p>
              </text:list-item>
              <text:list-item>
                <text:p>Bagged tree</text:p>
              </text:list-item>
              <text:list-item>
                <text:p>Random forest</text:p>
              </text:list-item>
              <text:list-item>
                <text:p>Elastic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ant Predi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6:40:56.872233838</meta:creation-date>
    <dc:date>2016-10-21T17:00:03.072170188</dc:date>
    <meta:editing-duration>PT8M56S</meta:editing-duration>
    <meta:editing-cycles>1</meta:editing-cycles>
    <meta:document-statistic meta:object-count="45"/>
    <meta:generator>LibreOffice/5.1.4.2$Linux_X86_64 LibreOffice_project/10m0$Build-2</meta:generator>
  </office:meta>
</office:document-meta>
</file>